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543in"/>
    </style:style>
    <style:style style:name="co9" style:family="table-column">
      <style:table-column-properties fo:break-before="auto" style:column-width="0.694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063in"/>
    </style:style>
    <style:style style:name="co12" style:family="table-column">
      <style:table-column-properties fo:break-before="auto" style:column-width="1.7402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0.9055in"/>
    </style:style>
    <style:style style:name="co15" style:family="table-column">
      <style:table-column-properties fo:break-before="auto" style:column-width="1.572in"/>
    </style:style>
    <style:style style:name="co16" style:family="table-column">
      <style:table-column-properties fo:break-before="auto" style:column-width="0.8673in"/>
    </style:style>
    <style:style style:name="co17" style:family="table-column">
      <style:table-column-properties fo:break-before="auto" style:column-width="1.2728in"/>
    </style:style>
    <style:style style:name="co18" style:family="table-column">
      <style:table-column-properties fo:break-before="auto" style:column-width="0.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36"/>
    <style:style style:name="ce2" style:family="table-cell" style:parent-style-name="Default" style:data-style-name="N60"/>
    <style:style style:name="ce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5983b0"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" style:family="table-cell" style:parent-style-name="Default" style:data-style-name="N64">
      <style:table-cell-properties fo:background-color="#afd095" fo:border="0.74pt solid #000000"/>
    </style:style>
    <style:style style:name="ce8" style:family="table-cell" style:parent-style-name="Default" style:data-style-name="N129">
      <style:table-cell-properties fo:background-color="#afd095" fo:border="0.74pt solid #000000"/>
    </style:style>
    <style:style style:name="ce9" style:family="table-cell" style:parent-style-name="Default" style:data-style-name="N37">
      <style:table-cell-properties fo:background-color="#afd095" fo:border="0.74pt solid #000000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afd095" fo:border="0.74pt solid #000000"/>
    </style:style>
    <style:style style:name="ce12" style:family="table-cell" style:parent-style-name="Default" style:data-style-name="N2"/>
    <style:style style:name="ce13" style:family="table-cell" style:parent-style-name="Default" style:data-style-name="N99"/>
    <style:style style:name="ce14" style:family="table-cell" style:parent-style-name="Default" style:data-style-name="N0"/>
    <style:style style:name="ce1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e16173" fo:border="0.74pt solid #000000"/>
    </style:style>
    <style:style style:name="ce18" style:family="table-cell" style:parent-style-name="Default" style:data-style-name="N129">
      <style:table-cell-properties fo:background-color="#ff5429" fo:border="0.74pt solid #000000"/>
    </style:style>
    <style:style style:name="ce19" style:family="table-cell" style:parent-style-name="Default" style:data-style-name="N129"/>
    <style:style style:name="ce20" style:family="table-cell" style:parent-style-name="Default" style:data-style-name="N129">
      <style:table-cell-properties fo:background-color="#e16173" fo:border="0.74pt solid #000000"/>
    </style:style>
    <style:style style:name="ce21" style:family="table-cell" style:parent-style-name="Default" style:data-style-name="N0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Orig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Pracownicy</text:p>
          </table:table-cell>
          <table:table-cell table:style-name="Default" office:value-type="string" calcext:value-type="string">
            <text:p>data przyjecia do pracy</text:p>
          </table:table-cell>
          <table:table-cell table:style-name="Default" office:value-type="string" calcext:value-type="string">
            <text:p>poniedzialek</text:p>
          </table:table-cell>
          <table:table-cell table:style-name="Default" office:value-type="string" calcext:value-type="string">
            <text:p>wtorek</text:p>
          </table:table-cell>
          <table:table-cell table:style-name="Default" office:value-type="string" calcext:value-type="string">
            <text:p>sroda</text:p>
          </table:table-cell>
          <table:table-cell table:style-name="Default" office:value-type="string" calcext:value-type="string">
            <text:p>czwartek</text:p>
          </table:table-cell>
          <table:table-cell table:style-name="Default" office:value-type="string" calcext:value-type="string">
            <text:p>piatek</text:p>
          </table:table-cell>
          <table:table-cell table:style-name="Default" office:value-type="string" calcext:value-type="string">
            <text:p>sobota</text:p>
          </table:table-cell>
          <table:table-cell table:style-name="Default" office:value-type="string" calcext:value-type="string">
            <text:p>niedziela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03/30/1997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05/31/20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04/01/2002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00M00S" calcext:value-type="time">
            <text:p>00:00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06/01/2002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07/01/2003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time" office:time-value="PT05H59M00S" calcext:value-type="time">
            <text:p>05:59</text:p>
          </table:table-cell>
          <table:table-cell office:value-type="time" office:time-value="PT12H05M00S" calcext:value-type="time">
            <text:p>12:05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4M00S" calcext:value-type="time">
            <text:p>11:54</text:p>
          </table:table-cell>
          <table:table-cell office:value-type="time" office:time-value="PT11H57M00S" calcext:value-type="time">
            <text:p>11:57</text:p>
          </table:table-cell>
          <table:table-cell table:number-columns-repeated="2" office:value-type="time" office:time-value="PT07H00M00S" calcext:value-type="time">
            <text:p>07:00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05/01/1998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time" office:time-value="PT12H00M00S" calcext:value-type="time">
            <text:p>12:00</text:p>
          </table:table-cell>
          <table:table-cell table:number-columns-repeated="2" office:value-type="time" office:time-value="PT05H08M00S" calcext:value-type="time">
            <text:p>05:08</text:p>
          </table:table-cell>
          <table:table-cell office:value-type="time" office:time-value="PT02H00M00S" calcext:value-type="time">
            <text:p>02:00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01/05/2003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11H57M00S" calcext:value-type="time">
            <text:p>11:57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01/07/2002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5H30M00S" calcext:value-type="time">
            <text:p>05:30</text:p>
          </table:table-cell>
        </table:table-row>
      </table:table>
      <table:table table:name="ZadanieA" table:style-name="ta1">
        <table:table-column table:style-name="co1" table:default-cell-style-name="Default"/>
        <table:table-column table:style-name="co11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2" table:default-cell-style-name="ce12"/>
        <table:table-column table:style-name="co13" table:default-cell-style-name="ce13"/>
        <table:table-column table:style-name="co14" table:default-cell-style-name="ce14"/>
        <table:table-column table:style-name="co15" table:default-cell-style-name="ce12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row table:style-name="ro1">
          <table:table-cell table:style-name="ce3" office:value-type="string" calcext:value-type="string">
            <text:p>Pracownicy</text:p>
          </table:table-cell>
          <table:table-cell table:style-name="ce3" office:value-type="string" calcext:value-type="string">
            <text:p>data przyjecia do pracy</text:p>
          </table:table-cell>
          <table:table-cell table:style-name="ce3" office:value-type="string" calcext:value-type="string">
            <text:p>poniedzialek</text:p>
          </table:table-cell>
          <table:table-cell table:style-name="ce3" office:value-type="string" calcext:value-type="string">
            <text:p>wtorek</text:p>
          </table:table-cell>
          <table:table-cell table:style-name="ce3" office:value-type="string" calcext:value-type="string">
            <text:p>sroda</text:p>
          </table:table-cell>
          <table:table-cell table:style-name="ce3" office:value-type="string" calcext:value-type="string">
            <text:p>czwartek</text:p>
          </table:table-cell>
          <table:table-cell table:style-name="ce3" office:value-type="string" calcext:value-type="string">
            <text:p>piatek</text:p>
          </table:table-cell>
          <table:table-cell table:style-name="ce3" office:value-type="string" calcext:value-type="string">
            <text:p>sobota</text:p>
          </table:table-cell>
          <table:table-cell table:style-name="ce3" office:value-type="string" calcext:value-type="string">
            <text:p>niedziela</text:p>
          </table:table-cell>
          <table:table-cell table:style-name="ce3" office:value-type="string" calcext:value-type="string">
            <text:p>Całkowity czas pracy (H)</text:p>
          </table:table-cell>
          <table:table-cell table:style-name="ce3" office:value-type="string" calcext:value-type="string">
            <text:p>Nagrodziny (bool)</text:p>
          </table:table-cell>
          <table:table-cell table:style-name="ce3" office:value-type="string" calcext:value-type="string">
            <text:p>Nadgodziny</text:p>
          </table:table-cell>
          <table:table-cell table:style-name="ce3" office:value-type="string" calcext:value-type="string">
            <text:p>Indywidualny mnożnik</text:p>
          </table:table-cell>
          <table:table-cell table:style-name="ce3" office:value-type="string" calcext:value-type="string">
            <text:p>Nagrodziny</text:p>
          </table:table-cell>
          <table:table-cell table:style-name="ce3" office:value-type="string" calcext:value-type="string">
            <text:p>Premia</text:p>
          </table:table-cell>
          <table:table-cell table:style-name="ce3" office:value-type="string" calcext:value-type="string">
            <text:p>Całkowite zarobki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03/30/1997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8H56M00S" calcext:value-type="time">
            <text:p>08:56</text:p>
          </table:table-cell>
          <table:table-cell table:formula="of:=SUM([.C2:.I2])  * 24" office:value-type="float" office:value="47.9166666666667" calcext:value-type="float">
            <text:p>47.92</text:p>
          </table:table-cell>
          <table:table-cell table:formula="of:=IF([.J2] &gt; [.$D$15]; TRUE(); FALSE())" office:value-type="boolean" office:boolean-value="true" calcext:value-type="boolean">
            <text:p>TRUE</text:p>
          </table:table-cell>
          <table:table-cell table:formula="of:=IF([.K2]; ROUNDDOWN([.J2] - [.$D$15]; 0); 0)" office:value-type="float" office:value="4" calcext:value-type="float">
            <text:p>4</text:p>
          </table:table-cell>
          <table:table-cell table:formula="of:=[.$C$18] + [.$C$18] * (DATEDIF([.B2]; [.$C$17]; &quot;y&quot;) / 100)" office:value-type="float" office:value="10.8" calcext:value-type="float">
            <text:p>10.80</text:p>
          </table:table-cell>
          <table:table-cell table:formula="of:=IF([.K2]; [.L2] * [.M2]; 0)" office:value-type="currency" office:currency="PLN" office:value="43.2" calcext:value-type="currency">
            <text:p>43.20 zł</text:p>
          </table:table-cell>
          <table:table-cell table:formula="of:=IF([.K2]; ([.L2] / [.$L$12]) * [.$C$16]; 0)" office:value-type="currency" office:currency="PLN" office:value="196.078431372549" calcext:value-type="currency">
            <text:p>196.08 zł</text:p>
          </table:table-cell>
          <table:table-cell table:formula="of:=SUM([.$D$15] * [.$C$18]; [.N2]; [.O2])" office:value-type="currency" office:currency="PLN" office:value="671.778431372549" calcext:value-type="currency">
            <text:p>671.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05/31/20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table:formula="of:=SUM([.C3:.I3])  * 24" office:value-type="float" office:value="52.7333333333333" calcext:value-type="float">
            <text:p>52.73</text:p>
          </table:table-cell>
          <table:table-cell table:formula="of:=IF([.J3] &gt; [.$D$15]; TRUE(); FALSE())" office:value-type="boolean" office:boolean-value="true" calcext:value-type="boolean">
            <text:p>TRUE</text:p>
          </table:table-cell>
          <table:table-cell table:formula="of:=IF([.K3]; ROUNDDOWN([.J3] - [.$D$15]; 0); 0)" office:value-type="float" office:value="9" calcext:value-type="float">
            <text:p>9</text:p>
          </table:table-cell>
          <table:table-cell table:formula="of:=[.$C$18] + [.$C$18] * (DATEDIF([.B3]; [.$C$17]; &quot;y&quot;) / 100)" office:value-type="float" office:value="10.4" calcext:value-type="float">
            <text:p>10.40</text:p>
          </table:table-cell>
          <table:table-cell table:formula="of:=IF([.K3]; [.L3] * [.M3]; 0)" office:value-type="currency" office:currency="PLN" office:value="93.6" calcext:value-type="currency">
            <text:p>93.60 zł</text:p>
          </table:table-cell>
          <table:table-cell table:formula="of:=IF([.K3]; ([.L3] / [.$L$12]) * [.$C$16]; 0)" office:value-type="currency" office:currency="PLN" office:value="441.176470588235" calcext:value-type="currency">
            <text:p>441.18 zł</text:p>
          </table:table-cell>
          <table:table-cell table:formula="of:=SUM([.$D$15] * [.$C$18]; [.N3]; [.O3])" office:value-type="currency" office:currency="PLN" office:value="967.276470588235" calcext:value-type="currency">
            <text:p>967.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04/01/2002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00M00S" calcext:value-type="time">
            <text:p>00:00</text:p>
          </table:table-cell>
          <table:table-cell table:formula="of:=SUM([.C4:.I4])  * 24" office:value-type="float" office:value="33.3166666666667" calcext:value-type="float">
            <text:p>33.32</text:p>
          </table:table-cell>
          <table:table-cell table:formula="of:=IF([.J4] &gt; [.$D$15]; TRUE(); FALSE())" office:value-type="boolean" office:boolean-value="false" calcext:value-type="boolean">
            <text:p>FALSE</text:p>
          </table:table-cell>
          <table:table-cell table:formula="of:=IF([.K4]; ROUNDDOWN([.J4] - [.$D$15]; 0); 0)" office:value-type="float" office:value="0" calcext:value-type="float">
            <text:p>0</text:p>
          </table:table-cell>
          <table:table-cell table:formula="of:=[.$C$18] + [.$C$18] * (DATEDIF([.B4]; [.$C$17]; &quot;y&quot;) / 100)" office:value-type="float" office:value="10.3" calcext:value-type="float">
            <text:p>10.30</text:p>
          </table:table-cell>
          <table:table-cell table:formula="of:=IF([.K4]; [.L4] * [.M4]; 0)" office:value-type="currency" office:currency="PLN" office:value="0" calcext:value-type="currency">
            <text:p>0.00 zł</text:p>
          </table:table-cell>
          <table:table-cell table:formula="of:=IF([.K4]; ([.L4] / [.$L$12]) * [.$C$16]; 0)" office:value-type="currency" office:currency="PLN" office:value="0" calcext:value-type="currency">
            <text:p>0.00 zł</text:p>
          </table:table-cell>
          <table:table-cell table:formula="of:=SUM([.$D$15] * [.$C$18]; [.N4]; [.O4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06/01/2002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5H00M00S" calcext:value-type="time">
            <text:p>05:00</text:p>
          </table:table-cell>
          <table:table-cell table:formula="of:=SUM([.C5:.I5])  * 24" office:value-type="float" office:value="36.5333333333333" calcext:value-type="float">
            <text:p>36.53</text:p>
          </table:table-cell>
          <table:table-cell table:formula="of:=IF([.J5] &gt; [.$D$15]; TRUE(); FALSE())" office:value-type="boolean" office:boolean-value="false" calcext:value-type="boolean">
            <text:p>FALSE</text:p>
          </table:table-cell>
          <table:table-cell table:formula="of:=IF([.K5]; ROUNDDOWN([.J5] - [.$D$15]; 0); 0)" office:value-type="float" office:value="0" calcext:value-type="float">
            <text:p>0</text:p>
          </table:table-cell>
          <table:table-cell table:formula="of:=[.$C$18] + [.$C$18] * (DATEDIF([.B5]; [.$C$17]; &quot;y&quot;) / 100)" office:value-type="float" office:value="10.2" calcext:value-type="float">
            <text:p>10.20</text:p>
          </table:table-cell>
          <table:table-cell table:formula="of:=IF([.K5]; [.L5] * [.M5]; 0)" office:value-type="currency" office:currency="PLN" office:value="0" calcext:value-type="currency">
            <text:p>0.00 zł</text:p>
          </table:table-cell>
          <table:table-cell table:formula="of:=IF([.K5]; ([.L5] / [.$L$12]) * [.$C$16]; 0)" office:value-type="currency" office:currency="PLN" office:value="0" calcext:value-type="currency">
            <text:p>0.00 zł</text:p>
          </table:table-cell>
          <table:table-cell table:formula="of:=SUM([.$D$15] * [.$C$18]; [.N5]; [.O5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07/01/2003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time" office:time-value="PT05H59M00S" calcext:value-type="time">
            <text:p>05:59</text:p>
          </table:table-cell>
          <table:table-cell office:value-type="time" office:time-value="PT12H05M00S" calcext:value-type="time">
            <text:p>12:05</text:p>
          </table:table-cell>
          <table:table-cell table:formula="of:=SUM([.C6:.I6])  * 24" office:value-type="float" office:value="51.7833333333333" calcext:value-type="float">
            <text:p>51.78</text:p>
          </table:table-cell>
          <table:table-cell table:formula="of:=IF([.J6] &gt; [.$D$15]; TRUE(); FALSE())" office:value-type="boolean" office:boolean-value="true" calcext:value-type="boolean">
            <text:p>TRUE</text:p>
          </table:table-cell>
          <table:table-cell table:formula="of:=IF([.K6]; ROUNDDOWN([.J6] - [.$D$15]; 0); 0)" office:value-type="float" office:value="8" calcext:value-type="float">
            <text:p>8</text:p>
          </table:table-cell>
          <table:table-cell table:formula="of:=[.$C$18] + [.$C$18] * (DATEDIF([.B6]; [.$C$17]; &quot;y&quot;) / 100)" office:value-type="float" office:value="10.1" calcext:value-type="float">
            <text:p>10.10</text:p>
          </table:table-cell>
          <table:table-cell table:formula="of:=IF([.K6]; [.L6] * [.M6]; 0)" office:value-type="currency" office:currency="PLN" office:value="80.8" calcext:value-type="currency">
            <text:p>80.80 zł</text:p>
          </table:table-cell>
          <table:table-cell table:formula="of:=IF([.K6]; ([.L6] / [.$L$12]) * [.$C$16]; 0)" office:value-type="currency" office:currency="PLN" office:value="392.156862745098" calcext:value-type="currency">
            <text:p>392.16 zł</text:p>
          </table:table-cell>
          <table:table-cell table:formula="of:=SUM([.$D$15] * [.$C$18]; [.N6]; [.O6])" office:value-type="currency" office:currency="PLN" office:value="905.456862745098" calcext:value-type="currency">
            <text:p>905.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4M00S" calcext:value-type="time">
            <text:p>11:54</text:p>
          </table:table-cell>
          <table:table-cell office:value-type="time" office:time-value="PT11H57M00S" calcext:value-type="time">
            <text:p>11:57</text:p>
          </table:table-cell>
          <table:table-cell table:number-columns-repeated="2" office:value-type="time" office:time-value="PT07H00M00S" calcext:value-type="time">
            <text:p>07:00</text:p>
          </table:table-cell>
          <table:table-cell office:value-type="time" office:time-value="PT01H57M00S" calcext:value-type="time">
            <text:p>01:57</text:p>
          </table:table-cell>
          <table:table-cell table:formula="of:=SUM([.C7:.I7])  * 24" office:value-type="float" office:value="51.8" calcext:value-type="float">
            <text:p>51.80</text:p>
          </table:table-cell>
          <table:table-cell table:formula="of:=IF([.J7] &gt; [.$D$15]; TRUE(); FALSE())" office:value-type="boolean" office:boolean-value="true" calcext:value-type="boolean">
            <text:p>TRUE</text:p>
          </table:table-cell>
          <table:table-cell table:formula="of:=IF([.K7]; ROUNDDOWN([.J7] - [.$D$15]; 0); 0)" office:value-type="float" office:value="8" calcext:value-type="float">
            <text:p>8</text:p>
          </table:table-cell>
          <table:table-cell table:formula="of:=[.$C$18] + [.$C$18] * (DATEDIF([.B7]; [.$C$17]; &quot;y&quot;) / 100)" office:value-type="float" office:value="10.4" calcext:value-type="float">
            <text:p>10.40</text:p>
          </table:table-cell>
          <table:table-cell table:formula="of:=IF([.K7]; [.L7] * [.M7]; 0)" office:value-type="currency" office:currency="PLN" office:value="83.2" calcext:value-type="currency">
            <text:p>83.20 zł</text:p>
          </table:table-cell>
          <table:table-cell table:formula="of:=IF([.K7]; ([.L7] / [.$L$12]) * [.$C$16]; 0)" office:value-type="currency" office:currency="PLN" office:value="392.156862745098" calcext:value-type="currency">
            <text:p>392.16 zł</text:p>
          </table:table-cell>
          <table:table-cell table:formula="of:=SUM([.$D$15] * [.$C$18]; [.N7]; [.O7])" office:value-type="currency" office:currency="PLN" office:value="907.856862745098" calcext:value-type="currency">
            <text:p>907.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05/01/1998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time" office:time-value="PT12H00M00S" calcext:value-type="time">
            <text:p>12:00</text:p>
          </table:table-cell>
          <table:table-cell table:number-columns-repeated="2" office:value-type="time" office:time-value="PT05H08M00S" calcext:value-type="time">
            <text:p>05:08</text:p>
          </table:table-cell>
          <table:table-cell office:value-type="time" office:time-value="PT02H00M00S" calcext:value-type="time">
            <text:p>02:00</text:p>
          </table:table-cell>
          <table:table-cell table:formula="of:=SUM([.C8:.I8])  * 24" office:value-type="float" office:value="47.4" calcext:value-type="float">
            <text:p>47.40</text:p>
          </table:table-cell>
          <table:table-cell table:formula="of:=IF([.J8] &gt; [.$D$15]; TRUE(); FALSE())" office:value-type="boolean" office:boolean-value="true" calcext:value-type="boolean">
            <text:p>TRUE</text:p>
          </table:table-cell>
          <table:table-cell table:formula="of:=IF([.K8]; ROUNDDOWN([.J8] - [.$D$15]; 0); 0)" office:value-type="float" office:value="4" calcext:value-type="float">
            <text:p>4</text:p>
          </table:table-cell>
          <table:table-cell table:formula="of:=[.$C$18] + [.$C$18] * (DATEDIF([.B8]; [.$C$17]; &quot;y&quot;) / 100)" office:value-type="float" office:value="10.7" calcext:value-type="float">
            <text:p>10.70</text:p>
          </table:table-cell>
          <table:table-cell table:formula="of:=IF([.K8]; [.L8] * [.M8]; 0)" office:value-type="currency" office:currency="PLN" office:value="42.8" calcext:value-type="currency">
            <text:p>42.80 zł</text:p>
          </table:table-cell>
          <table:table-cell table:formula="of:=IF([.K8]; ([.L8] / [.$L$12]) * [.$C$16]; 0)" office:value-type="currency" office:currency="PLN" office:value="196.078431372549" calcext:value-type="currency">
            <text:p>196.08 zł</text:p>
          </table:table-cell>
          <table:table-cell table:formula="of:=SUM([.$D$15] * [.$C$18]; [.N8]; [.O8])" office:value-type="currency" office:currency="PLN" office:value="671.378431372549" calcext:value-type="currency">
            <text:p>671.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01/05/2003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11H57M00S" calcext:value-type="time">
            <text:p>11:57</text:p>
          </table:table-cell>
          <table:table-cell table:formula="of:=SUM([.C9:.I9])  * 24" office:value-type="float" office:value="61.8166666666667" calcext:value-type="float">
            <text:p>61.82</text:p>
          </table:table-cell>
          <table:table-cell table:formula="of:=IF([.J9] &gt; [.$D$15]; TRUE(); FALSE())" office:value-type="boolean" office:boolean-value="true" calcext:value-type="boolean">
            <text:p>TRUE</text:p>
          </table:table-cell>
          <table:table-cell table:formula="of:=IF([.K9]; ROUNDDOWN([.J9] - [.$D$15]; 0); 0)" office:value-type="float" office:value="18" calcext:value-type="float">
            <text:p>18</text:p>
          </table:table-cell>
          <table:table-cell table:formula="of:=[.$C$18] + [.$C$18] * (DATEDIF([.B9]; [.$C$17]; &quot;y&quot;) / 100)" office:value-type="float" office:value="10.2" calcext:value-type="float">
            <text:p>10.20</text:p>
          </table:table-cell>
          <table:table-cell table:formula="of:=IF([.K9]; [.L9] * [.M9]; 0)" office:value-type="currency" office:currency="PLN" office:value="183.6" calcext:value-type="currency">
            <text:p>183.60 zł</text:p>
          </table:table-cell>
          <table:table-cell table:formula="of:=IF([.K9]; ([.L9] / [.$L$12]) * [.$C$16]; 0)" office:value-type="currency" office:currency="PLN" office:value="882.352941176471" calcext:value-type="currency">
            <text:p>882.35 zł</text:p>
          </table:table-cell>
          <table:table-cell table:formula="of:=SUM([.$D$15] * [.$C$18]; [.N9]; [.O9])" office:value-type="currency" office:currency="PLN" office:value="1498.45294117647" calcext:value-type="currency">
            <text:p>1,498.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4H00M00S" calcext:value-type="time">
            <text:p>04:00</text:p>
          </table:table-cell>
          <table:table-cell table:formula="of:=SUM([.C10:.I10])  * 24" office:value-type="float" office:value="33.05" calcext:value-type="float">
            <text:p>33.05</text:p>
          </table:table-cell>
          <table:table-cell table:formula="of:=IF([.J10] &gt; [.$D$15]; TRUE(); FALSE())" office:value-type="boolean" office:boolean-value="false" calcext:value-type="boolean">
            <text:p>FALSE</text:p>
          </table:table-cell>
          <table:table-cell table:formula="of:=IF([.K10]; ROUNDDOWN([.J10] - [.$D$15]; 0); 0)" office:value-type="float" office:value="0" calcext:value-type="float">
            <text:p>0</text:p>
          </table:table-cell>
          <table:table-cell table:formula="of:=[.$C$18] + [.$C$18] * (DATEDIF([.B10]; [.$C$17]; &quot;y&quot;) / 100)" office:value-type="float" office:value="10.4" calcext:value-type="float">
            <text:p>10.40</text:p>
          </table:table-cell>
          <table:table-cell table:formula="of:=IF([.K10]; [.L10] * [.M10]; 0)" office:value-type="currency" office:currency="PLN" office:value="0" calcext:value-type="currency">
            <text:p>0.00 zł</text:p>
          </table:table-cell>
          <table:table-cell table:formula="of:=IF([.K10]; ([.L10] / [.$L$12]) * [.$C$16]; 0)" office:value-type="currency" office:currency="PLN" office:value="0" calcext:value-type="currency">
            <text:p>0.00 zł</text:p>
          </table:table-cell>
          <table:table-cell table:formula="of:=SUM([.$D$15] * [.$C$18]; [.N10]; [.O10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01/07/2002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5H30M00S" calcext:value-type="time">
            <text:p>05:30</text:p>
          </table:table-cell>
          <table:table-cell table:formula="of:=SUM([.C11:.I11])  * 24" office:value-type="float" office:value="35.9166666666667" calcext:value-type="float">
            <text:p>35.92</text:p>
          </table:table-cell>
          <table:table-cell table:formula="of:=IF([.J11] &gt; [.$D$15]; TRUE(); FALSE())" office:value-type="boolean" office:boolean-value="false" calcext:value-type="boolean">
            <text:p>FALSE</text:p>
          </table:table-cell>
          <table:table-cell table:formula="of:=IF([.K11]; ROUNDDOWN([.J11] - [.$D$15]; 0); 0)" office:value-type="float" office:value="0" calcext:value-type="float">
            <text:p>0</text:p>
          </table:table-cell>
          <table:table-cell table:formula="of:=[.$C$18] + [.$C$18] * (DATEDIF([.B11]; [.$C$17]; &quot;y&quot;) / 100)" office:value-type="float" office:value="10.3" calcext:value-type="float">
            <text:p>10.30</text:p>
          </table:table-cell>
          <table:table-cell table:formula="of:=IF([.K11]; [.L11] * [.M11]; 0)" office:value-type="currency" office:currency="PLN" office:value="0" calcext:value-type="currency">
            <text:p>0.00 zł</text:p>
          </table:table-cell>
          <table:table-cell table:formula="of:=IF([.K11]; ([.L11] / [.$L$12]) * [.$C$16]; 0)" office:value-type="currency" office:currency="PLN" office:value="0" calcext:value-type="currency">
            <text:p>0.00 zł</text:p>
          </table:table-cell>
          <table:table-cell table:formula="of:=SUM([.$D$15] * [.$C$18]; [.N11]; [.O11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11" office:value-type="string" calcext:value-type="string">
            <text:p>Suma nadgodzin</text:p>
          </table:table-cell>
          <table:table-cell table:style-name="ce11" table:formula="of:=SUM([.L2:.L11])" office:value-type="float" office:value="51" calcext:value-type="float">
            <text:p>51</text:p>
          </table:table-cell>
          <table:table-cell table:style-name="ce11"/>
          <table:table-cell table:style-name="ce8" table:formula="of:=SUM([.N2:.N11])" office:value-type="currency" office:currency="PLN" office:value="527.2" calcext:value-type="currency">
            <text:p>527.20 zł</text:p>
          </table:table-cell>
          <table:table-cell table:style-name="ce8" table:formula="of:=SUM([.O2:.O11])" office:value-type="currency" office:currency="PLN" office:value="2500" calcext:value-type="currency">
            <text:p>2,500.00 zł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Input data</text:p>
          </table:table-cell>
          <table:covered-table-cell table:style-name="ce6"/>
          <table:covered-table-cell table:style-name="ce10"/>
          <table:table-cell table:style-name="Default" table:number-columns-repeated="12"/>
        </table:table-row>
        <table:table-row table:style-name="ro1">
          <table:table-cell/>
          <table:table-cell table:style-name="ce5" office:value-type="string" calcext:value-type="string">
            <text:p>Tygodniowy obowiązkowy czas pracy</text:p>
          </table:table-cell>
          <table:table-cell table:style-name="ce7" office:value-type="time" office:time-value="PT43H15M00S" calcext:value-type="time">
            <text:p>43:15:00</text:p>
          </table:table-cell>
          <table:table-cell table:style-name="ce11" table:formula="of:=[.C15] * 24" office:value-type="float" office:value="43.25" calcext:value-type="float">
            <text:p>43.25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ce5" office:value-type="string" calcext:value-type="string">
            <text:p>Kwota premii do przedzielenia</text:p>
          </table:table-cell>
          <table:table-cell table:style-name="ce8" office:value-type="currency" office:currency="PLN" office:value="2500" calcext:value-type="currency">
            <text:p>2,500.00 zł</text:p>
          </table:table-cell>
          <table:table-cell table:style-name="ce11"/>
          <table:table-cell table:style-name="Default" table:number-columns-repeated="12"/>
        </table:table-row>
        <table:table-row table:style-name="ro1">
          <table:table-cell/>
          <table:table-cell table:style-name="ce5" office:value-type="string" calcext:value-type="string">
            <text:p>Data obliczeń</text:p>
          </table:table-cell>
          <table:table-cell table:style-name="ce9" office:value-type="date" office:date-value="2005-05-30" calcext:value-type="date">
            <text:p>05/30/05</text:p>
          </table:table-cell>
          <table:table-cell table:style-name="ce11"/>
          <table:table-cell table:style-name="Default" table:number-columns-repeated="12"/>
        </table:table-row>
        <table:table-row table:style-name="ro1">
          <table:table-cell/>
          <table:table-cell table:style-name="ce5" office:value-type="string" calcext:value-type="string">
            <text:p>Stawka godzinowa</text:p>
          </table:table-cell>
          <table:table-cell table:style-name="ce8" office:value-type="currency" office:currency="PLN" office:value="10" calcext:value-type="currency">
            <text:p>10.00 zł</text:p>
          </table:table-cell>
          <table:table-cell table:style-name="ce11"/>
          <table:table-cell table:style-name="Default" table:number-columns-repeated="12"/>
        </table:table-row>
      </table:table>
      <table:table table:name="ZadanieB" table:style-name="ta1">
        <table:table-column table:style-name="co1" table:default-cell-style-name="Default"/>
        <table:table-column table:style-name="co11" table:default-cell-style-name="ce1"/>
        <table:table-column table:style-name="co3" table:default-cell-style-name="ce2"/>
        <table:table-column table:style-name="co18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2" table:default-cell-style-name="ce12"/>
        <table:table-column table:style-name="co13" table:default-cell-style-name="ce13"/>
        <table:table-column table:style-name="co14" table:default-cell-style-name="ce14"/>
        <table:table-column table:style-name="co15" table:default-cell-style-name="ce12"/>
        <table:table-column table:style-name="co16" table:default-cell-style-name="ce19"/>
        <table:table-column table:style-name="co10" table:default-cell-style-name="ce19"/>
        <table:table-column table:style-name="co17" table:default-cell-style-name="ce19"/>
        <table:table-row table:style-name="ro1">
          <table:table-cell table:style-name="ce3" office:value-type="string" calcext:value-type="string">
            <text:p>Pracownicy</text:p>
          </table:table-cell>
          <table:table-cell table:style-name="ce3" office:value-type="string" calcext:value-type="string">
            <text:p>data przyjecia do pracy</text:p>
          </table:table-cell>
          <table:table-cell table:style-name="ce3" office:value-type="string" calcext:value-type="string">
            <text:p>poniedzialek</text:p>
          </table:table-cell>
          <table:table-cell table:style-name="ce3" office:value-type="string" calcext:value-type="string">
            <text:p>wtorek</text:p>
          </table:table-cell>
          <table:table-cell table:style-name="ce3" office:value-type="string" calcext:value-type="string">
            <text:p>sroda</text:p>
          </table:table-cell>
          <table:table-cell table:style-name="ce3" office:value-type="string" calcext:value-type="string">
            <text:p>czwartek</text:p>
          </table:table-cell>
          <table:table-cell table:style-name="ce3" office:value-type="string" calcext:value-type="string">
            <text:p>piatek</text:p>
          </table:table-cell>
          <table:table-cell table:style-name="ce3" office:value-type="string" calcext:value-type="string">
            <text:p>sobota</text:p>
          </table:table-cell>
          <table:table-cell table:style-name="ce3" office:value-type="string" calcext:value-type="string">
            <text:p>niedziela</text:p>
          </table:table-cell>
          <table:table-cell table:style-name="ce3" office:value-type="string" calcext:value-type="string">
            <text:p>Całkowity czas pracy (H)</text:p>
          </table:table-cell>
          <table:table-cell table:style-name="ce3" office:value-type="string" calcext:value-type="string">
            <text:p>Nagrodziny (bool)</text:p>
          </table:table-cell>
          <table:table-cell table:style-name="ce3" office:value-type="string" calcext:value-type="string">
            <text:p>Nadgodziny</text:p>
          </table:table-cell>
          <table:table-cell table:style-name="ce3" office:value-type="string" calcext:value-type="string">
            <text:p>Indywidualny mnożnik</text:p>
          </table:table-cell>
          <table:table-cell table:style-name="ce3" office:value-type="string" calcext:value-type="string">
            <text:p>Nagrodziny</text:p>
          </table:table-cell>
          <table:table-cell table:style-name="ce3" office:value-type="string" calcext:value-type="string">
            <text:p>Premia</text:p>
          </table:table-cell>
          <table:table-cell table:style-name="ce3" office:value-type="string" calcext:value-type="string">
            <text:p>Całkowite zarobki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03/30/1997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8H56M00S" calcext:value-type="time">
            <text:p>08:56</text:p>
          </table:table-cell>
          <table:table-cell table:formula="of:=SUM([.C2:.I2])  * 24" office:value-type="float" office:value="47.9166666666667" calcext:value-type="float">
            <text:p>47.92</text:p>
          </table:table-cell>
          <table:table-cell table:formula="of:=IF([.J2] &gt; [.$D$15]; TRUE(); FALSE())" office:value-type="boolean" office:boolean-value="true" calcext:value-type="boolean">
            <text:p>TRUE</text:p>
          </table:table-cell>
          <table:table-cell table:formula="of:=IF([.K2]; ROUNDDOWN([.J2] - [.$D$15]; 0); 0)" office:value-type="float" office:value="4" calcext:value-type="float">
            <text:p>4</text:p>
          </table:table-cell>
          <table:table-cell table:formula="of:=[.$C$18] + [.$C$18] * (DATEDIF([.B2]; [.$C$17]; &quot;y&quot;) / 100)" office:value-type="float" office:value="10.8" calcext:value-type="float">
            <text:p>10.80</text:p>
          </table:table-cell>
          <table:table-cell table:formula="of:=IF([.K2]; [.L2] * [.M2]; 0)" office:value-type="currency" office:currency="PLN" office:value="43.2" calcext:value-type="currency">
            <text:p>43.20 zł</text:p>
          </table:table-cell>
          <table:table-cell table:formula="of:=IF([.K2]; ([.L2] / [.$L$12]) * [.$C$16]; 0)" office:value-type="currency" office:currency="PLN" office:value="196.078431372549" calcext:value-type="currency">
            <text:p>196.08 zł</text:p>
          </table:table-cell>
          <table:table-cell table:formula="of:=SUM([.$D$15] * [.$C$18]; [.N2]; [.O2])" office:value-type="currency" office:currency="PLN" office:value="671.778431372549" calcext:value-type="currency">
            <text:p>671.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05/31/20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table:formula="of:=SUM([.C3:.I3])  * 24" office:value-type="float" office:value="52.7333333333333" calcext:value-type="float">
            <text:p>52.73</text:p>
          </table:table-cell>
          <table:table-cell table:formula="of:=IF([.J3] &gt; [.$D$15]; TRUE(); FALSE())" office:value-type="boolean" office:boolean-value="true" calcext:value-type="boolean">
            <text:p>TRUE</text:p>
          </table:table-cell>
          <table:table-cell table:formula="of:=IF([.K3]; ROUNDDOWN([.J3] - [.$D$15]; 0); 0)" office:value-type="float" office:value="9" calcext:value-type="float">
            <text:p>9</text:p>
          </table:table-cell>
          <table:table-cell table:formula="of:=[.$C$18] + [.$C$18] * (DATEDIF([.B3]; [.$C$17]; &quot;y&quot;) / 100)" office:value-type="float" office:value="10.4" calcext:value-type="float">
            <text:p>10.40</text:p>
          </table:table-cell>
          <table:table-cell table:formula="of:=IF([.K3]; [.L3] * [.M3]; 0)" office:value-type="currency" office:currency="PLN" office:value="93.6" calcext:value-type="currency">
            <text:p>93.60 zł</text:p>
          </table:table-cell>
          <table:table-cell table:formula="of:=IF([.K3]; ([.L3] / [.$L$12]) * [.$C$16]; 0)" office:value-type="currency" office:currency="PLN" office:value="441.176470588235" calcext:value-type="currency">
            <text:p>441.18 zł</text:p>
          </table:table-cell>
          <table:table-cell table:formula="of:=SUM([.$D$15] * [.$C$18]; [.N3]; [.O3])" office:value-type="currency" office:currency="PLN" office:value="967.276470588235" calcext:value-type="currency">
            <text:p>967.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04/01/2002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00M00S" calcext:value-type="time">
            <text:p>00:00</text:p>
          </table:table-cell>
          <table:table-cell table:formula="of:=SUM([.C4:.I4])  * 24" office:value-type="float" office:value="33.3166666666667" calcext:value-type="float">
            <text:p>33.32</text:p>
          </table:table-cell>
          <table:table-cell table:formula="of:=IF([.J4] &gt; [.$D$15]; TRUE(); FALSE())" office:value-type="boolean" office:boolean-value="false" calcext:value-type="boolean">
            <text:p>FALSE</text:p>
          </table:table-cell>
          <table:table-cell table:formula="of:=IF([.K4]; ROUNDDOWN([.J4] - [.$D$15]; 0); 0)" office:value-type="float" office:value="0" calcext:value-type="float">
            <text:p>0</text:p>
          </table:table-cell>
          <table:table-cell table:formula="of:=[.$C$18] + [.$C$18] * (DATEDIF([.B4]; [.$C$17]; &quot;y&quot;) / 100)" office:value-type="float" office:value="10.3" calcext:value-type="float">
            <text:p>10.30</text:p>
          </table:table-cell>
          <table:table-cell table:formula="of:=IF([.K4]; [.L4] * [.M4]; 0)" office:value-type="currency" office:currency="PLN" office:value="0" calcext:value-type="currency">
            <text:p>0.00 zł</text:p>
          </table:table-cell>
          <table:table-cell table:formula="of:=IF([.K4]; ([.L4] / [.$L$12]) * [.$C$16]; 0)" office:value-type="currency" office:currency="PLN" office:value="0" calcext:value-type="currency">
            <text:p>0.00 zł</text:p>
          </table:table-cell>
          <table:table-cell table:formula="of:=SUM([.$D$15] * [.$C$18]; [.N4]; [.O4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06/01/2002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5H00M00S" calcext:value-type="time">
            <text:p>05:00</text:p>
          </table:table-cell>
          <table:table-cell table:formula="of:=SUM([.C5:.I5])  * 24" office:value-type="float" office:value="36.5333333333333" calcext:value-type="float">
            <text:p>36.53</text:p>
          </table:table-cell>
          <table:table-cell table:formula="of:=IF([.J5] &gt; [.$D$15]; TRUE(); FALSE())" office:value-type="boolean" office:boolean-value="false" calcext:value-type="boolean">
            <text:p>FALSE</text:p>
          </table:table-cell>
          <table:table-cell table:formula="of:=IF([.K5]; ROUNDDOWN([.J5] - [.$D$15]; 0); 0)" office:value-type="float" office:value="0" calcext:value-type="float">
            <text:p>0</text:p>
          </table:table-cell>
          <table:table-cell table:formula="of:=[.$C$18] + [.$C$18] * (DATEDIF([.B5]; [.$C$17]; &quot;y&quot;) / 100)" office:value-type="float" office:value="10.2" calcext:value-type="float">
            <text:p>10.20</text:p>
          </table:table-cell>
          <table:table-cell table:formula="of:=IF([.K5]; [.L5] * [.M5]; 0)" office:value-type="currency" office:currency="PLN" office:value="0" calcext:value-type="currency">
            <text:p>0.00 zł</text:p>
          </table:table-cell>
          <table:table-cell table:formula="of:=IF([.K5]; ([.L5] / [.$L$12]) * [.$C$16]; 0)" office:value-type="currency" office:currency="PLN" office:value="0" calcext:value-type="currency">
            <text:p>0.00 zł</text:p>
          </table:table-cell>
          <table:table-cell table:formula="of:=SUM([.$D$15] * [.$C$18]; [.N5]; [.O5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07/01/2003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time" office:time-value="PT05H59M00S" calcext:value-type="time">
            <text:p>05:59</text:p>
          </table:table-cell>
          <table:table-cell office:value-type="time" office:time-value="PT12H05M00S" calcext:value-type="time">
            <text:p>12:05</text:p>
          </table:table-cell>
          <table:table-cell table:formula="of:=SUM([.C6:.I6])  * 24" office:value-type="float" office:value="51.7833333333333" calcext:value-type="float">
            <text:p>51.78</text:p>
          </table:table-cell>
          <table:table-cell table:formula="of:=IF([.J6] &gt; [.$D$15]; TRUE(); FALSE())" office:value-type="boolean" office:boolean-value="true" calcext:value-type="boolean">
            <text:p>TRUE</text:p>
          </table:table-cell>
          <table:table-cell table:formula="of:=IF([.K6]; ROUNDDOWN([.J6] - [.$D$15]; 0); 0)" office:value-type="float" office:value="8" calcext:value-type="float">
            <text:p>8</text:p>
          </table:table-cell>
          <table:table-cell table:formula="of:=[.$C$18] + [.$C$18] * (DATEDIF([.B6]; [.$C$17]; &quot;y&quot;) / 100)" office:value-type="float" office:value="10.1" calcext:value-type="float">
            <text:p>10.10</text:p>
          </table:table-cell>
          <table:table-cell table:formula="of:=IF([.K6]; [.L6] * [.M6]; 0)" office:value-type="currency" office:currency="PLN" office:value="80.8" calcext:value-type="currency">
            <text:p>80.80 zł</text:p>
          </table:table-cell>
          <table:table-cell table:formula="of:=IF([.K6]; ([.L6] / [.$L$12]) * [.$C$16]; 0)" office:value-type="currency" office:currency="PLN" office:value="392.156862745098" calcext:value-type="currency">
            <text:p>392.16 zł</text:p>
          </table:table-cell>
          <table:table-cell table:formula="of:=SUM([.$D$15] * [.$C$18]; [.N6]; [.O6])" office:value-type="currency" office:currency="PLN" office:value="905.456862745098" calcext:value-type="currency">
            <text:p>905.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4M00S" calcext:value-type="time">
            <text:p>11:54</text:p>
          </table:table-cell>
          <table:table-cell office:value-type="time" office:time-value="PT11H57M00S" calcext:value-type="time">
            <text:p>11:57</text:p>
          </table:table-cell>
          <table:table-cell table:number-columns-repeated="2" office:value-type="time" office:time-value="PT07H00M00S" calcext:value-type="time">
            <text:p>07:00</text:p>
          </table:table-cell>
          <table:table-cell office:value-type="time" office:time-value="PT01H57M00S" calcext:value-type="time">
            <text:p>01:57</text:p>
          </table:table-cell>
          <table:table-cell table:formula="of:=SUM([.C7:.I7])  * 24" office:value-type="float" office:value="51.8" calcext:value-type="float">
            <text:p>51.80</text:p>
          </table:table-cell>
          <table:table-cell table:formula="of:=IF([.J7] &gt; [.$D$15]; TRUE(); FALSE())" office:value-type="boolean" office:boolean-value="true" calcext:value-type="boolean">
            <text:p>TRUE</text:p>
          </table:table-cell>
          <table:table-cell table:formula="of:=IF([.K7]; ROUNDDOWN([.J7] - [.$D$15]; 0); 0)" office:value-type="float" office:value="8" calcext:value-type="float">
            <text:p>8</text:p>
          </table:table-cell>
          <table:table-cell table:formula="of:=[.$C$18] + [.$C$18] * (DATEDIF([.B7]; [.$C$17]; &quot;y&quot;) / 100)" office:value-type="float" office:value="10.4" calcext:value-type="float">
            <text:p>10.40</text:p>
          </table:table-cell>
          <table:table-cell table:formula="of:=IF([.K7]; [.L7] * [.M7]; 0)" office:value-type="currency" office:currency="PLN" office:value="83.2" calcext:value-type="currency">
            <text:p>83.20 zł</text:p>
          </table:table-cell>
          <table:table-cell table:formula="of:=IF([.K7]; ([.L7] / [.$L$12]) * [.$C$16]; 0)" office:value-type="currency" office:currency="PLN" office:value="392.156862745098" calcext:value-type="currency">
            <text:p>392.16 zł</text:p>
          </table:table-cell>
          <table:table-cell table:formula="of:=SUM([.$D$15] * [.$C$18]; [.N7]; [.O7])" office:value-type="currency" office:currency="PLN" office:value="907.856862745098" calcext:value-type="currency">
            <text:p>907.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05/01/1998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time" office:time-value="PT12H00M00S" calcext:value-type="time">
            <text:p>12:00</text:p>
          </table:table-cell>
          <table:table-cell table:number-columns-repeated="2" office:value-type="time" office:time-value="PT05H08M00S" calcext:value-type="time">
            <text:p>05:08</text:p>
          </table:table-cell>
          <table:table-cell office:value-type="time" office:time-value="PT02H00M00S" calcext:value-type="time">
            <text:p>02:00</text:p>
          </table:table-cell>
          <table:table-cell table:formula="of:=SUM([.C8:.I8])  * 24" office:value-type="float" office:value="47.4" calcext:value-type="float">
            <text:p>47.40</text:p>
          </table:table-cell>
          <table:table-cell table:formula="of:=IF([.J8] &gt; [.$D$15]; TRUE(); FALSE())" office:value-type="boolean" office:boolean-value="true" calcext:value-type="boolean">
            <text:p>TRUE</text:p>
          </table:table-cell>
          <table:table-cell table:formula="of:=IF([.K8]; ROUNDDOWN([.J8] - [.$D$15]; 0); 0)" office:value-type="float" office:value="4" calcext:value-type="float">
            <text:p>4</text:p>
          </table:table-cell>
          <table:table-cell table:formula="of:=[.$C$18] + [.$C$18] * (DATEDIF([.B8]; [.$C$17]; &quot;y&quot;) / 100)" office:value-type="float" office:value="10.7" calcext:value-type="float">
            <text:p>10.70</text:p>
          </table:table-cell>
          <table:table-cell table:formula="of:=IF([.K8]; [.L8] * [.M8]; 0)" office:value-type="currency" office:currency="PLN" office:value="42.8" calcext:value-type="currency">
            <text:p>42.80 zł</text:p>
          </table:table-cell>
          <table:table-cell table:formula="of:=IF([.K8]; ([.L8] / [.$L$12]) * [.$C$16]; 0)" office:value-type="currency" office:currency="PLN" office:value="196.078431372549" calcext:value-type="currency">
            <text:p>196.08 zł</text:p>
          </table:table-cell>
          <table:table-cell table:formula="of:=SUM([.$D$15] * [.$C$18]; [.N8]; [.O8])" office:value-type="currency" office:currency="PLN" office:value="671.378431372549" calcext:value-type="currency">
            <text:p>671.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01/05/2003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11H57M00S" calcext:value-type="time">
            <text:p>11:57</text:p>
          </table:table-cell>
          <table:table-cell table:formula="of:=SUM([.C9:.I9])  * 24" office:value-type="float" office:value="61.8166666666667" calcext:value-type="float">
            <text:p>61.82</text:p>
          </table:table-cell>
          <table:table-cell table:formula="of:=IF([.J9] &gt; [.$D$15]; TRUE(); FALSE())" office:value-type="boolean" office:boolean-value="true" calcext:value-type="boolean">
            <text:p>TRUE</text:p>
          </table:table-cell>
          <table:table-cell table:formula="of:=IF([.K9]; ROUNDDOWN([.J9] - [.$D$15]; 0); 0)" office:value-type="float" office:value="18" calcext:value-type="float">
            <text:p>18</text:p>
          </table:table-cell>
          <table:table-cell table:formula="of:=[.$C$18] + [.$C$18] * (DATEDIF([.B9]; [.$C$17]; &quot;y&quot;) / 100)" office:value-type="float" office:value="10.2" calcext:value-type="float">
            <text:p>10.20</text:p>
          </table:table-cell>
          <table:table-cell table:formula="of:=IF([.K9]; [.L9] * [.M9]; 0)" office:value-type="currency" office:currency="PLN" office:value="183.6" calcext:value-type="currency">
            <text:p>183.60 zł</text:p>
          </table:table-cell>
          <table:table-cell table:formula="of:=IF([.K9]; ([.L9] / [.$L$12]) * [.$C$16]; 0)" office:value-type="currency" office:currency="PLN" office:value="882.352941176471" calcext:value-type="currency">
            <text:p>882.35 zł</text:p>
          </table:table-cell>
          <table:table-cell table:formula="of:=SUM([.$D$15] * [.$C$18]; [.N9]; [.O9])" office:value-type="currency" office:currency="PLN" office:value="1498.45294117647" calcext:value-type="currency">
            <text:p>1,498.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01/01/20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4H00M00S" calcext:value-type="time">
            <text:p>04:00</text:p>
          </table:table-cell>
          <table:table-cell table:formula="of:=SUM([.C10:.I10])  * 24" office:value-type="float" office:value="33.05" calcext:value-type="float">
            <text:p>33.05</text:p>
          </table:table-cell>
          <table:table-cell table:formula="of:=IF([.J10] &gt; [.$D$15]; TRUE(); FALSE())" office:value-type="boolean" office:boolean-value="false" calcext:value-type="boolean">
            <text:p>FALSE</text:p>
          </table:table-cell>
          <table:table-cell table:formula="of:=IF([.K10]; ROUNDDOWN([.J10] - [.$D$15]; 0); 0)" office:value-type="float" office:value="0" calcext:value-type="float">
            <text:p>0</text:p>
          </table:table-cell>
          <table:table-cell table:formula="of:=[.$C$18] + [.$C$18] * (DATEDIF([.B10]; [.$C$17]; &quot;y&quot;) / 100)" office:value-type="float" office:value="10.4" calcext:value-type="float">
            <text:p>10.40</text:p>
          </table:table-cell>
          <table:table-cell table:formula="of:=IF([.K10]; [.L10] * [.M10]; 0)" office:value-type="currency" office:currency="PLN" office:value="0" calcext:value-type="currency">
            <text:p>0.00 zł</text:p>
          </table:table-cell>
          <table:table-cell table:formula="of:=IF([.K10]; ([.L10] / [.$L$12]) * [.$C$16]; 0)" office:value-type="currency" office:currency="PLN" office:value="0" calcext:value-type="currency">
            <text:p>0.00 zł</text:p>
          </table:table-cell>
          <table:table-cell table:formula="of:=SUM([.$D$15] * [.$C$18]; [.N10]; [.O10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01/07/2002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5H30M00S" calcext:value-type="time">
            <text:p>05:30</text:p>
          </table:table-cell>
          <table:table-cell table:formula="of:=SUM([.C11:.I11])  * 24" office:value-type="float" office:value="35.9166666666667" calcext:value-type="float">
            <text:p>35.92</text:p>
          </table:table-cell>
          <table:table-cell table:formula="of:=IF([.J11] &gt; [.$D$15]; TRUE(); FALSE())" office:value-type="boolean" office:boolean-value="false" calcext:value-type="boolean">
            <text:p>FALSE</text:p>
          </table:table-cell>
          <table:table-cell table:formula="of:=IF([.K11]; ROUNDDOWN([.J11] - [.$D$15]; 0); 0)" office:value-type="float" office:value="0" calcext:value-type="float">
            <text:p>0</text:p>
          </table:table-cell>
          <table:table-cell table:formula="of:=[.$C$18] + [.$C$18] * (DATEDIF([.B11]; [.$C$17]; &quot;y&quot;) / 100)" office:value-type="float" office:value="10.3" calcext:value-type="float">
            <text:p>10.30</text:p>
          </table:table-cell>
          <table:table-cell table:formula="of:=IF([.K11]; [.L11] * [.M11]; 0)" office:value-type="currency" office:currency="PLN" office:value="0" calcext:value-type="currency">
            <text:p>0.00 zł</text:p>
          </table:table-cell>
          <table:table-cell table:formula="of:=IF([.K11]; ([.L11] / [.$L$12]) * [.$C$16]; 0)" office:value-type="currency" office:currency="PLN" office:value="0" calcext:value-type="currency">
            <text:p>0.00 zł</text:p>
          </table:table-cell>
          <table:table-cell table:formula="of:=SUM([.$D$15] * [.$C$18]; [.N11]; [.O11])" office:value-type="currency" office:currency="PLN" office:value="432.5" calcext:value-type="currency">
            <text:p>432.50 zł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11" office:value-type="string" calcext:value-type="string">
            <text:p>Suma nadgodzin</text:p>
          </table:table-cell>
          <table:table-cell table:style-name="ce11" table:formula="of:=SUM([.L2:.L11])" office:value-type="float" office:value="51" calcext:value-type="float">
            <text:p>51</text:p>
          </table:table-cell>
          <table:table-cell table:style-name="ce11"/>
          <table:table-cell table:style-name="ce8" table:formula="of:=SUM([.N2:.N11])" office:value-type="currency" office:currency="PLN" office:value="527.2" calcext:value-type="currency">
            <text:p>527.20 zł</text:p>
          </table:table-cell>
          <table:table-cell table:style-name="ce8" table:formula="of:=SUM([.O2:.O11])" office:value-type="currency" office:currency="PLN" office:value="2500" calcext:value-type="currency">
            <text:p>2,500.00 zł</text:p>
          </table:table-cell>
          <table:table-cell table:style-name="ce20" table:formula="of:=SUM([.P2:.P11])" office:value-type="currency" office:currency="PLN" office:value="7352.2" calcext:value-type="currency">
            <text:p>7,352.20 zł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Input data</text:p>
          </table:table-cell>
          <table:covered-table-cell table:style-name="ce6"/>
          <table:covered-table-cell table:style-name="ce10"/>
          <table:table-cell table:style-name="Default" table:number-columns-repeated="12"/>
        </table:table-row>
        <table:table-row table:style-name="ro1">
          <table:table-cell/>
          <table:table-cell table:style-name="ce5" office:value-type="string" calcext:value-type="string">
            <text:p>Tygodniowy obowiązkowy czas pracy</text:p>
          </table:table-cell>
          <table:table-cell table:style-name="ce7" office:value-type="time" office:time-value="PT43H15M00S" calcext:value-type="time">
            <text:p>43:15:00</text:p>
          </table:table-cell>
          <table:table-cell table:style-name="ce11" table:formula="of:=[.C15] * 24" office:value-type="float" office:value="43.25" calcext:value-type="float">
            <text:p>43.25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ce5" office:value-type="string" calcext:value-type="string">
            <text:p>Kwota premii do przedzielenia</text:p>
          </table:table-cell>
          <table:table-cell table:style-name="ce8" office:value-type="currency" office:currency="PLN" office:value="2500" calcext:value-type="currency">
            <text:p>2,500.00 zł</text:p>
          </table:table-cell>
          <table:table-cell table:style-name="ce11"/>
          <table:table-cell table:style-name="Default" table:number-columns-repeated="12"/>
        </table:table-row>
        <table:table-row table:style-name="ro1">
          <table:table-cell/>
          <table:table-cell table:style-name="ce5" office:value-type="string" calcext:value-type="string">
            <text:p>Data obliczeń</text:p>
          </table:table-cell>
          <table:table-cell table:style-name="ce9" office:value-type="date" office:date-value="2005-05-30" calcext:value-type="date">
            <text:p>05/30/05</text:p>
          </table:table-cell>
          <table:table-cell table:style-name="ce11"/>
          <table:table-cell table:style-name="Default" table:number-columns-repeated="12"/>
        </table:table-row>
        <table:table-row table:style-name="ro1">
          <table:table-cell/>
          <table:table-cell table:style-name="ce5" office:value-type="string" calcext:value-type="string">
            <text:p>Stawka godzinowa</text:p>
          </table:table-cell>
          <table:table-cell table:style-name="ce8" office:value-type="currency" office:currency="PLN" office:value="10" calcext:value-type="currency">
            <text:p>10.00 zł</text:p>
          </table:table-cell>
          <table:table-cell table:style-name="ce11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Kwota, którą pracodawca musi pobrać z banku:</text:p>
          </table:table-cell>
          <table:covered-table-cell table:style-name="ce17"/>
          <table:table-cell table:style-name="ce18" table:formula="of:=[.P12]" office:value-type="currency" office:currency="PLN" office:value="7352.2" calcext:value-type="currency">
            <text:p>7,352.20 zł</text:p>
          </table:table-cell>
          <table:table-cell table:style-name="Default" table:number-columns-repeated="12"/>
        </table:table-row>
      </table:table>
      <table:table table:name="ZadanieC" table:style-name="ta1">
        <table:shapes>
          <draw:frame draw:z-index="0" draw:style-name="gr1" draw:text-style-name="P1" svg:width="6.2988in" svg:height="3.5429in" svg:x="2.5102in" svg:y="0.3886in">
            <draw:object draw:notify-on-update-of-ranges="ZadanieC.A1:ZadanieC.A1 ZadanieC.A2:ZadanieC.A11 ZadanieC.B1:ZadanieC.B1 ZadanieC.B2:ZadanieC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14" table:default-cell-style-name="ce21"/>
        <table:table-row table:style-name="ro1">
          <table:table-cell table:style-name="ce3" office:value-type="string" calcext:value-type="string">
            <text:p>Pracownicy</text:p>
          </table:table-cell>
          <table:table-cell table:style-name="ce3" office:value-type="string" calcext:value-type="string">
            <text:p>Nadgodziny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8T14:20:26.636558221</dc:date>
    <meta:editing-duration>PT33M45S</meta:editing-duration>
    <meta:editing-cycles>5</meta:editing-cycles>
    <meta:generator>LibreOffice/26.2.1.2$Linux_X86_64 LibreOffice_project/620$Build-2</meta:generator>
    <meta:document-statistic meta:table-count="4" meta:cell-count="50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367cm" svg:y="0.316cm" chart:style-name="ch2">
          <text:p>Nadgodziny pracowników</text:p>
        </chart:title>
        <chart:legend chart:legend-position="end" svg:x="13.428cm" svg:y="4.201cm" style:legend-expansion="high" chart:style-name="ch3"/>
        <chart:plot-area chart:style-name="ch4" svg:x="1.331cm" svg:y="1.275cm" svg:width="11.777cm" svg:height="6.564cm">
          <chart:coordinate-region svg:x="2.355cm" svg:y="1.474cm" svg:width="10.753cm" svg:height="4.375cm"/>
          <chart:axis chart:dimension="x" chart:name="primary-x" chart:style-name="ch5" chartooo:axis-type="auto">
            <chartooo:date-scale/>
            <chart:title svg:x="6.35cm" svg:y="8.019cm" chart:style-name="ch2">
              <text:p><text:span text:style-name="T1">Pracownicy</text:span></text:p>
            </chart:title>
            <chart:categories table:cell-range-address="ZadanieC.A2:ZadanieC.A11"/>
          </chart:axis>
          <chart:axis chart:dimension="y" chart:name="primary-y" chart:style-name="ch6">
            <chart:title svg:x="0.451cm" svg:y="5.585cm" chart:style-name="ch7">
              <text:p><text:span text:style-name="T1">Liczba godzin</text:span></text:p>
            </chart:title>
            <chart:grid chart:style-name="ch8" chart:class="major"/>
          </chart:axis>
          <chart:series chart:style-name="ch9" chart:values-cell-range-address="ZadanieC.B2:ZadanieC.B11" chart:label-cell-address="ZadanieC.B1:ZadanieC.B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dgodziny</text:p>
                <draw:g>
                  <svg:desc>ZadanieC.B1:Zadanie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 Kowalski</text:p>
                <draw:g>
                  <svg:desc>ZadanieC.A2:ZadanieC.A11</svg:desc>
                </draw:g>
              </table:table-cell>
              <table:table-cell office:value-type="float" office:value="4">
                <text:p>4</text:p>
                <draw:g>
                  <svg:desc>ZadanieC.B2:ZadanieC.B11</svg:desc>
                </draw:g>
              </table:table-cell>
            </table:table-row>
            <table:table-row>
              <table:table-cell office:value-type="string">
                <text:p>Jerzy Now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iotr Myh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am Nowa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zej De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acek Mark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on Stef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arol Mytnik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an Beztros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wid Gorsk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